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302cm" fo:margin-bottom="0.302cm" loext:contextual-spacing="false" fo:line-height="100%" fo:text-align="start" style:justify-single-word="false"/>
      <style:text-properties officeooo:paragraph-rsid="001613da"/>
    </style:style>
    <style:style style:name="P2" style:family="paragraph" style:parent-style-name="Standard">
      <style:paragraph-properties fo:margin-top="0.302cm" fo:margin-bottom="0.302cm" loext:contextual-spacing="false" fo:line-height="100%" fo:text-align="start" style:justify-single-word="false"/>
      <style:text-properties officeooo:paragraph-rsid="00174eb2"/>
    </style:style>
    <style:style style:name="P3" style:family="paragraph" style:parent-style-name="Standard">
      <style:paragraph-properties fo:margin-top="0.302cm" fo:margin-bottom="0.302cm" loext:contextual-spacing="false" fo:line-height="100%" fo:text-align="start" style:justify-single-word="false"/>
      <style:text-properties officeooo:paragraph-rsid="00191f93"/>
    </style:style>
    <style:style style:name="P4" style:family="paragraph" style:parent-style-name="Standard">
      <style:paragraph-properties fo:margin-top="0.302cm" fo:margin-bottom="0.302cm" loext:contextual-spacing="false" fo:line-height="100%" fo:text-align="start" style:justify-single-word="false"/>
      <style:text-properties officeooo:paragraph-rsid="0019b9bd"/>
    </style:style>
    <style:style style:name="P5" style:family="paragraph" style:parent-style-name="Standard">
      <style:paragraph-properties fo:margin-top="0.302cm" fo:margin-bottom="0.302cm" loext:contextual-spacing="false" fo:line-height="100%" fo:text-align="start" style:justify-single-word="false"/>
      <style:text-properties officeooo:rsid="0019b9bd" officeooo:paragraph-rsid="0019b9b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967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967a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5967a"/>
    </style:style>
    <style:style style:name="P9" style:family="paragraph" style:parent-style-name="Standard" style:list-style-name="L2">
      <style:paragraph-properties fo:margin-top="0.302cm" fo:margin-bottom="0.302cm" loext:contextual-spacing="false" fo:line-height="100%" fo:text-align="start" style:justify-single-word="false"/>
      <style:text-properties officeooo:paragraph-rsid="001613da"/>
    </style:style>
    <style:style style:name="P10" style:family="paragraph" style:parent-style-name="Standard" style:list-style-name="L2">
      <style:paragraph-properties fo:margin-top="0.302cm" fo:margin-bottom="0.302cm" loext:contextual-spacing="false" fo:line-height="100%" fo:text-align="start" style:justify-single-word="false"/>
      <style:text-properties fo:font-style="normal" fo:font-weight="normal" officeooo:rsid="001613da" officeooo:paragraph-rsid="001613d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02cm" fo:margin-bottom="0.302cm" loext:contextual-spacing="false" fo:line-height="100%" fo:text-align="start" style:justify-single-word="false"/>
      <style:text-properties fo:font-style="normal" fo:font-weight="normal" officeooo:rsid="001613da" officeooo:paragraph-rsid="0019e466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margin-top="0.201cm" fo:margin-bottom="0.201cm" loext:contextual-spacing="false" fo:line-height="100%" fo:text-align="start" style:justify-single-word="false"/>
      <style:text-properties fo:font-style="normal" fo:font-weight="normal" officeooo:rsid="001613da" officeooo:paragraph-rsid="001613da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fo:font-style="normal" fo:font-weight="normal" officeooo:rsid="001613da" officeooo:paragraph-rsid="001613da" style:font-style-asian="normal" style:font-weight-asian="normal" style:font-style-complex="normal" style:font-weight-complex="normal"/>
    </style:style>
    <style:style style:name="T1" style:family="text">
      <style:text-properties fo:font-style="normal" fo:font-weight="bold" officeooo:rsid="0015967a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15967a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613da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74eb2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officeooo:rsid="0015967a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officeooo:rsid="00174eb2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74eb2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9b9b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officeooo:rsid="001db2b9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officeooo:rsid="00174eb2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91f93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9b9bd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aa371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db2b9" style:font-style-asian="normal" style:font-weight-asian="normal" style:font-style-complex="normal" style:font-weight-complex="normal"/>
    </style:style>
    <style:style style:name="T16" style:family="text">
      <style:text-properties fo:font-weight="normal" officeooo:rsid="0015967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ULES</text:p>
      <text:p text:style-name="P7"/>
      <text:list xml:id="list552935668" text:style-name="L1">
        <text:list-item>
          <text:p text:style-name="P8"><text:span text:style-name="T16">On Clicking </text:span><text:span text:style-name="T6">LEVEL STATS</text:span><text:span text:style-name="T1">, </text:span><text:span text:style-name="T2">you will get-</text:span></text:p>
        </text:list-item>
      </text:list>
      <text:list xml:id="list1472924018" text:style-name="L2">
        <text:list-item>
          <text:p text:style-name="P10">NAME OF LEVEL</text:p>
        </text:list-item>
        <text:list-item>
          <text:p text:style-name="P12">MAXIMUM MARKS YOU CAN GET ON THIS QUESTION.</text:p>
        </text:list-item>
        <text:list-item>
          <text:p text:style-name="P13">DEDUCTION OF POINTS ON TAKING HINT 1</text:p>
        </text:list-item>
        <text:list-item>
          <text:p text:style-name="P9"><text:span text:style-name="T2"><text:s/></text:span><text:span text:style-name="T3">DEDUCTION OF POINTS </text:span><text:span text:style-name="T2"><text:tab/></text:span><text:span text:style-name="T3">ON TAKING HINT 2</text:span></text:p>
        </text:list-item>
        <text:list-item>
          <text:p text:style-name="P13">DEDUCTIONS OF POINTS ON SKIPPING THE LEVEL.</text:p>
        </text:list-item>
        <text:list-item>
          <text:p text:style-name="P10">DEDUCTIONS OF POINTS ON EACH WRONG ANSWER.</text:p>
        </text:list-item>
      </text:list>
      <text:p text:style-name="P2"><text:span text:style-name="T4">2. </text:span><text:span text:style-name="T7">HINTS</text:span></text:p>
      <text:p text:style-name="P2"><text:span text:style-name="T8"><text:tab/></text:span><text:span text:style-name="T12">There are 0 OR 1 OR 2 hints in each level.</text:span></text:p>
      <text:p text:style-name="P2"><text:span text:style-name="T7">FOR TAKING HINTS</text:span><text:span text:style-name="T8"> --</text:span></text:p>
      <text:p text:style-name="P3"><text:span text:style-name="T11">Click on </text:span><text:span text:style-name="T8">HINTS button </text:span><text:span text:style-name="T11">and type </text:span><text:span text:style-name="T8">“</text:span><text:span text:style-name="T10">hint</text:span><text:span text:style-name="T8">” </text:span><text:span text:style-name="T11">and submit to get hint.</text:span><text:span text:style-name="T8"><text:tab/><text:tab/></text:span></text:p>
      <text:p text:style-name="P4"><text:span text:style-name="T12">Each time you type “HINT” and submit, <text:s/>a hint will appear(if it is available</text:span><text:span text:style-name="T13">) and respective points will be deducted.</text:span></text:p>
      <text:p text:style-name="P4"><text:span text:style-name="T13">If no further hint is available </text:span><text:span text:style-name="T8"><text:tab/>, <text:s/></text:span><text:span text:style-name="T9">“no hint” </text:span><text:span text:style-name="T13">will be displayed and no hint will be deducted.</text:span></text:p>
      <text:p text:style-name="P5"><text:span text:style-name="T13">3. </text:span><text:span text:style-name="T5">FOR SKIPPING A LEVEL:</text:span></text:p>
      <text:p text:style-name="P1"><text:span text:style-name="T8"><text:tab/></text:span><text:span text:style-name="T13">Cli</text:span><text:span text:style-name="T14">c</text:span><text:span text:style-name="T13">k on </text:span><text:span text:style-name="T9">SKIP </text:span><text:span text:style-name="T13">button</text:span><text:span text:style-name="T9"> </text:span><text:span text:style-name="T13">and type “</text:span><text:span text:style-name="T10">skip</text:span><text:span text:style-name="T9">” </text:span><text:span text:style-name="T13">and then submit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9:18:03.895482023</meta:creation-date>
    <dc:date>2019-09-01T03:06:56.228247439</dc:date>
    <meta:editing-duration>PT4H49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36" meta:character-count="687" meta:non-whitespace-character-count="565"/>
  </office:meta>
</office:document-meta>
</file>